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8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isit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eículos</text:p>
          </table:table-cell>
          <table:table-cell office:value-type="string" calcext:value-type="string">
            <text:p>Prioridade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Vincular cartões à veí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e item é essencial. Existe um alto nível de turnover de condutores</text:p>
          </table:table-cell>
        </table:table-row>
        <table:table-row table:style-name="ro1">
          <table:table-cell office:value-type="string" calcext:value-type="string">
            <text:p>Agrupar Veículos a Centros de C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r quais produtos/serviços estão habilitados para cada veícu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or máximo por dia para combustível (parametrizável por adm e empres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or máximo por dia para serviços (parametrizável por adm e empres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 máximo por mê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r dias de utilização na semana ( o gestor pode escolher os dias da semana que o veículo pode abastecer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ji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ári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33:14.191946511</meta:creation-date>
    <dc:date>2017-06-08T18:46:19.423081051</dc:date>
    <meta:editing-duration>P0D</meta:editing-duration>
    <meta:editing-cycles>1</meta:editing-cycles>
    <meta:document-statistic meta:table-count="1" meta:cell-count="17" meta:object-count="0"/>
    <meta:generator>LibreOffice/4.2.8.2$Linux_X86_64 LibreOffice_project/420m0$Build-2</meta:generator>
  </office:meta>
</office:document-meta>
</file>